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ttingsImplTest.validates_strict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Test.validates_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ckSettingsImplTest.addListeners_shouldAddMockObjec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ttingsImplTest.shouldNotAllowEmptyExtra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ettingsImplTest.shouldKnowIfIs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ttingsImplTest.shouldNotAllowNullArrayOfExtra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ettingsImplTest.addListeners_has_empty_listeners_by_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Test.shouldAllowMultiple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SettingsImplTest.canAddDuplicateInvocationListeners_ItsNotOurBusinessThe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ettingsImplTest.shouldAddVerboseLogging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SettingsImplTest.shouldSetMockToBe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ttingsImplTest.shouldAddVerboseLoggingListenerOnly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SettingsImplTest.addListeners_canAddDuplicateMockObjectListeners_ItsNotOurBusinessThe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SettingsImplTest.validates_stubbing_lookup_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SettingsImplTest.shouldNotAllowNon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SettingsImplTest.shouldNotAllowUsingTheSameInterfaceAsExtr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SettingsImplTest.shouldNotAllowSettingNull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SettingsImplTest.validates_invocation_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SettingsImplTest.shouldAddInvocatio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